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19in"/>
    </style:style>
    <style:style style:name="Table2.B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125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1.5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6.3354in" fo:margin-left="-0.075in" table:align="left" style:writing-mode="rl-tb"/>
    </style:style>
    <style:style style:name="Table5.A" style:family="table-column">
      <style:table-column-properties style:column-width="6.335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-complex="David"/>
    </style:style>
    <style:style style:name="P3" style:family="paragraph" style:parent-style-name="Standard">
      <style:paragraph-properties fo:text-align="end" style:justify-single-word="false"/>
      <style:text-properties style:font-name-complex="David"/>
    </style:style>
    <style:style style:name="P4" style:family="paragraph" style:parent-style-name="Standard">
      <style:text-properties fo:font-size="10pt" style:font-size-asian="10pt" style:font-name-complex="David" style:font-size-complex="10pt"/>
    </style:style>
    <style:style style:name="P5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30.4.14</text:span></text:p>
      <text:p text:style-name="P5"/>
      <text:p text:style-name="P5"/>
      <text:p text:style-name="P8"/>
      <text:p text:style-name="P9"><text:span text:style-name="T5">נתונים עיקריים לשלבים הראשונים לטיפול באירוע</text:span></text:p>
      <text:p text:style-name="Standard"><text:span text:style-name="T4">תיק <text:s/></text:span><text:span text:style-name="T6">200085</text:span><text:bookmark text:name="_GoBack"/></text:p>
      <text:p text:style-name="P10"/>
      <text:p text:style-name="Standard"><text:span text:style-name="T4">שם העסק/מבנה</text:span><text:span text:style-name="T3"> <text:s text:c="2"/></text:span><text:span text:style-name="T1">מגורים רב קומות</text:span></text:p>
      <text:p text:style-name="P11"/>
      <text:p text:style-name="Standard"><text:span text:style-name="T4">כתובת</text:span><text:span text:style-name="T1"> <text:s text:c="2"/>ביאליק 13 ראשון לציון</text:span></text:p>
      <text:p text:style-name="P2"/>
      <text:p text:style-name="P11"/>
      <text:p text:style-name="Standard"><text:span text:style-name="T4">טלפון</text:span><text:span text:style-name="T1"> <text:s text:c="103"/></text:span></text:p>
      <text:p text:style-name="P11"/>
      <text:p text:style-name="Standard"><text:span text:style-name="T4">המפתחות נמצאים</text:span><text:span text:style-name="T1"> <text:s/></text:span></text:p>
      <text:p text:style-name="P5"/>
      <text:p text:style-name="Standard"><text:span text:style-name="T4">מיקום מפסק זרם ראשי</text:span><text:span text:style-name="T1"> <text:s/>פאנל כבאים כניסה ראשית רח' ביאליק צד דרום <text:s text:c="2"/></text:span></text:p>
      <text:p text:style-name="Standard"><text:span text:style-name="T1"><text:s text:c="41"/></text:span></text:p>
      <text:p text:style-name="Standard"><text:span text:style-name="T1"><text:s text:c="154"/></text:span></text:p>
      <text:p text:style-name="Standard"><text:span text:style-name="T3"><text:s text:c="120"/></text:span></text:p>
      <text:p text:style-name="Standard"><text:span text:style-name="T4">גנרטור: </text:span><text:span text:style-name="T1">קיים /לא קיים</text:span></text:p>
      <text:p text:style-name="P4"/>
      <text:p text:style-name="Standard"><text:span text:style-name="T4">מיקום ברזי כיבוי עיקריים "3</text:span><text:span text:style-name="T1"> <text:s/>רחבת היערכות דרומית , <text:s text:c="2"/>רחבת כיבוי מזרחי רח' ביאליק </text:span></text:p>
      <text:p text:style-name="Standard"><text:span text:style-name="T1"><text:s text:c="50"/></text:span></text:p>
      <text:p text:style-name="Standard"><text:span text:style-name="T1"><text:s text:c="51"/>רחבת היערכות מזרחית</text:span></text:p>
      <text:p text:style-name="P5"/>
      <text:p text:style-name="P5"/>
      <text:p text:style-name="Standard"><text:span text:style-name="T4">בעלי תפקידים בעסק/מבנה</text:span>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</table:table>
      <text:p text:style-name="P5"/>
      <text:p text:style-name="P5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1">גפ"מ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4">חניון תת קרקעי 3-</text:span></text:p>
          </table:table-cell>
        </table:table-row>
      </table:table>
      <text:p text:style-name="Standard"><text:span text:style-name="T1"><text:s text:c="517"/></text:span></text:p>
      <text:p text:style-name="P7"/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גפ"מ</text:span></text:p>
          </table:table-cell>
          <table:table-cell table:style-name="Table4.A1" office:value-type="string">
            <text:p text:style-name="P1"><text:span text:style-name="T1">1075</text:span></text:p>
          </table:table-cell>
          <table:table-cell table:style-name="Table4.A1" office:value-type="string">
            <text:p text:style-name="P1"><text:span text:style-name="T1">גז פחממני מעובה</text:span></text:p>
          </table:table-cell>
          <table:table-cell table:style-name="Table4.A1" office:value-type="string">
            <text:p text:style-name="P1"><text:span text:style-name="T1">בחלק הצפון מערבי של החצר.</text:span></text:p>
          </table:table-cell>
        </table:table-row>
      </table:table>
      <text:p text:style-name="P5"/>
      <text:p text:style-name="P5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גנרטור חירום נמצא בקומת קרקע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דר משאבות נמצא בקומת הקרקע מפלס <text:s text:c="2"/>0 <text:s/>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4">בכול קומה יש מגוף שליטה ספרינקלרים בלובי 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מאגר מים עליון בגג, ומאגר תחתון בקומת קרקע</text:span></text:p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6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3</meta:editing-cycles>
    <meta:print-date>2014-04-30T12:40:00</meta:print-date>
    <meta:creation-date>2014-04-30T12:40:00</meta:creation-date>
    <dc:date>2014-04-30T12:46:00</dc:date>
    <meta:editing-duration>PT7S</meta:editing-duration>
    <meta:generator>OpenOffice/4.0.1$Win32 OpenOffice.org_project/401m5$Build-9714</meta:generator>
    <meta:document-statistic meta:table-count="6" meta:image-count="0" meta:object-count="0" meta:page-count="2" meta:paragraph-count="55" meta:word-count="173" meta:character-count="188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